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f87d" officeooo:paragraph-rsid="0013f87d"/>
    </style:style>
    <style:style style:name="P2" style:family="paragraph" style:parent-style-name="Standard">
      <style:text-properties officeooo:rsid="0013f87d" officeooo:paragraph-rsid="0013f87d"/>
    </style:style>
    <style:style style:name="P3" style:family="paragraph" style:parent-style-name="Standard">
      <style:text-properties officeooo:rsid="00184f2a" officeooo:paragraph-rsid="00184f2a"/>
    </style:style>
    <style:style style:name="T1" style:family="text">
      <style:text-properties officeooo:rsid="0016ae8a"/>
    </style:style>
    <style:style style:name="T2" style:family="text">
      <style:text-properties officeooo:rsid="00184f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</text:p>
      <text:p text:style-name="P1"><text:s/><text:tab/>ec</text:p>
      <text:p text:style-name="P1"><text:tab/>lib1</text:p>
      <text:p text:style-name="P1"><text:tab/>app1</text:p>
      <text:p text:style-name="P1"><text:tab/>app2</text:p>
      <text:p text:style-name="P1"><text:tab/>App</text:p>
      <text:p text:style-name="P1"/>
      <text:p text:style-name="P1">App</text:p>
      <text:p text:style-name="P1"><text:tab/>lib</text:p>
      <text:p text:style-name="P1"><text:tab/>bin</text:p>
      <text:p text:style-name="P1"><text:tab/>doc</text:p>
      <text:p text:style-name="P1"><text:tab/>tools</text:p>
      <text:p text:style-name="P1"><text:tab/>readme</text:p>
      <text:p text:style-name="P1"><text:tab/>install</text:p>
      <text:p text:style-name="P1"><text:tab/>setup</text:p>
      <text:p text:style-name="P1"/>
      <text:p text:style-name="P3">App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0:03:08.126568407</meta:creation-date>
    <dc:date>2020-08-07T10:38:16.304235632</dc:date>
    <meta:editing-duration>PT21M4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5" meta:character-count="75" meta:non-whitespace-character-count="61"/>
  </office:meta>
</office:document-meta>
</file>